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justify" draw:textarea-vertical-align="middle" draw:auto-grow-height="false" fo:min-height="1.76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objectwithoutfill">
      <style:graphic-properties draw:marker-end="Triangle_20_unfilled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2.776cm"/>
    </style:style>
    <style:style style:name="gr7" style:family="graphic" style:parent-style-name="standard">
      <style:graphic-properties draw:stroke="none" svg:stroke-color="#000000" draw:fill="none" draw:fill-color="#ffffff" fo:min-height="1.666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2.01cm" svg:x="3cm" svg:y="2.4cm">
          <text:p text:style-name="P1">TestCas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cm" svg:height="2cm" svg:x="3cm" svg:y="5.3cm">
          <text:p text:style-name="P1">LoggedInTes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cm" svg:height="2cm" svg:x="3cm" svg:y="8.3cm">
          <text:p text:style-name="P1">AppTe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5.5cm" svg:y1="5.3cm" svg:x2="5.5cm" svg:y2="4.41cm" draw:start-shape="id1" draw:start-glue-point="0" draw:end-shape="id2" draw:end-glue-point="2" svg:d="M5500 5300v-501 112-501" svg:viewBox="0 0 1 891">
          <text:p/>
        </draw:connector>
        <draw:connector draw:style-name="gr3" draw:text-style-name="P3" draw:layer="layout" draw:type="lines" svg:x1="5.5cm" svg:y1="8.3cm" svg:x2="5.5cm" svg:y2="7.3cm" draw:start-shape="id3" draw:start-glue-point="0" draw:end-shape="id1" draw:end-glue-point="2" svg:d="M5500 8300v-501 2-501" svg:viewBox="0 0 1 1001">
          <text:p/>
        </draw:connector>
        <draw:custom-shape draw:style-name="gr2" draw:text-style-name="P1" xml:id="id4" draw:id="id4" draw:layer="layout" svg:width="5cm" svg:height="2cm" svg:x="11.2cm" svg:y="8.3cm">
          <text:p text:style-name="P1">WidgetBaseTe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3.7cm" svg:y1="8.3cm" svg:x2="5.5cm" svg:y2="7.3cm" draw:start-shape="id4" draw:start-glue-point="0" draw:end-shape="id1" draw:end-glue-point="2" svg:d="M13700 8300v-501l-8200 2v-501" svg:viewBox="0 0 8201 1001">
          <text:p/>
        </draw:connector>
        <draw:custom-shape draw:style-name="gr2" draw:text-style-name="P1" xml:id="id5" draw:id="id5" draw:layer="layout" svg:width="5cm" svg:height="2cm" svg:x="14.2cm" svg:y="11.3cm">
          <text:p text:style-name="P1">EtemplateTes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cm" svg:x="14.2cm" svg:y="13.731cm">
          <text:p text:style-name="P1">TemplateTest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cm" svg:height="2cm" svg:x="14.2cm" svg:y="16.161cm">
          <text:p text:style-name="P1">TextboxTe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4.2cm" svg:y1="12.3cm" svg:x2="13.7cm" svg:y2="10.3cm" draw:start-shape="id5" draw:start-glue-point="3" draw:end-shape="id4" svg:d="M14200 12300h-501l1-1499v-501" svg:viewBox="0 0 502 2001">
          <text:p/>
        </draw:connector>
        <draw:connector draw:style-name="gr3" draw:text-style-name="P3" draw:layer="layout" draw:type="lines" svg:x1="14.2cm" svg:y1="14.731cm" svg:x2="13.7cm" svg:y2="10.3cm" draw:start-shape="id6" draw:start-glue-point="3" draw:end-shape="id4" draw:end-glue-point="2" svg:d="M14200 14731h-501l1-3930v-501" svg:viewBox="0 0 502 4432">
          <text:p/>
        </draw:connector>
        <draw:connector draw:style-name="gr3" draw:text-style-name="P3" draw:layer="layout" draw:type="lines" svg:x1="14.2cm" svg:y1="17.161cm" svg:x2="13.7cm" svg:y2="10.3cm" draw:start-shape="id7" draw:start-glue-point="3" draw:end-shape="id4" svg:d="M14200 17161h-501l1-6360v-501" svg:viewBox="0 0 502 6862">
          <text:p/>
        </draw:connector>
        <draw:frame draw:style-name="gr4" draw:text-style-name="P5" draw:layer="layout" svg:width="11.99cm" svg:height="1.8cm" svg:x="8.6cm" svg:y="5.5cm">
          <draw:text-box>
            <text:p text:style-name="P4">Logs into EGroupware before every TestCase, then logs out after all the tests in that class are executed</text:p>
          </draw:text-box>
        </draw:frame>
        <draw:frame draw:style-name="gr5" draw:text-style-name="P7" draw:layer="layout" svg:width="11.3cm" svg:height="1.3cm" svg:x="8.8cm" svg:y="2.8cm">
          <draw:text-box>
            <text:p text:style-name="P6"><text:span text:style-name="T1">PHPUnit TestCase class, all tests extend this</text:span></text:p>
          </draw:text-box>
        </draw:frame>
        <draw:frame draw:style-name="gr6" draw:text-style-name="P7" draw:layer="layout" svg:width="10.4cm" svg:height="3.026cm" svg:x="16.4cm" svg:y="8.074cm">
          <draw:text-box>
            <text:p text:style-name="P6"><text:span text:style-name="T1">For testing widgets</text:span></text:p>
            <text:p text:style-name="P6"><text:span text:style-name="T1">Use mockedExec() &amp; mockedRoundTrip() for testing processing before &amp; after being sent to client. <text:s/>No client processing or changes are done on the data. </text:span></text:p>
          </draw:text-box>
        </draw:frame>
        <draw:custom-shape draw:style-name="gr2" draw:text-style-name="P1" xml:id="id8" draw:id="id8" draw:layer="layout" svg:width="5cm" svg:height="2cm" svg:x="14.2cm" svg:y="18.59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4.2cm" svg:y1="19.59cm" svg:x2="13.7cm" svg:y2="10.3cm" draw:start-shape="id8" draw:start-glue-point="3" draw:end-shape="id4" draw:end-glue-point="2" svg:d="M14200 19590h-501l1-8789v-501" svg:viewBox="0 0 502 9291">
          <text:p/>
        </draw:connector>
        <draw:frame draw:style-name="gr7" draw:text-style-name="P7" draw:layer="layout" svg:width="7.7cm" svg:height="1.916cm" svg:x="2.8cm" svg:y="10.7cm">
          <draw:text-box>
            <text:p text:style-name="P6"><text:span text:style-name="T1">For testing app code</text:span></text:p>
            <text:p text:style-name="P6"><text:span text:style-name="T1">Use mockTracking() to avoid sending notifications</text:span></text:p>
          </draw:text-box>
        </draw:frame>
        <draw:frame draw:style-name="gr8" draw:text-style-name="P8" draw:layer="layout" svg:width="11.5cm" svg:height="0.962cm" svg:x="8.7cm" svg:y="1cm">
          <draw:text-box>
            <text:p>EGroupware Automatic Test Clas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3:03:39.597578560</meta:creation-date>
    <dc:date>2017-08-21T14:21:55.844387472</dc:date>
    <meta:editing-duration>PT14M42S</meta:editing-duration>
    <meta:editing-cycles>6</meta:editing-cycles>
    <meta:generator>LibreOffice/5.1.6.2$Linux_X86_64 LibreOffice_project/10m0$Build-2</meta:generator>
    <meta:document-statistic meta:object-count="20"/>
  </office:meta>
</office:document-meta>
</file>